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9cm"/>
    </style:style>
    <style:style style:name="co2" style:family="table-column">
      <style:table-column-properties fo:break-before="auto" style:column-width="9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51cm"/>
    </style:style>
    <style:style style:name="co5" style:family="table-column">
      <style:table-column-properties fo:break-before="auto" style:column-width="6.008cm"/>
    </style:style>
    <style:style style:name="co6" style:family="table-column">
      <style:table-column-properties fo:break-before="auto" style:column-width="4.161cm"/>
    </style:style>
    <style:style style:name="ro1" style:family="table-row">
      <style:table-row-properties style:row-height="1.57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56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2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2pt" fo:language="cs" fo:country="CZ" fo:font-style="italic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italic" style:font-weight-asian="bold" style:font-name-complex="Tahoma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 style:vertical-align="top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order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cs" fo:country="CZ" fo:font-style="italic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italic" style:font-weight-asian="bold" style:font-name-complex="Tahoma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Liberation Serif" fo:font-size="12pt" fo:language="cs" fo:country="CZ" fo:font-style="italic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italic" style:font-weight-asian="bold" style:font-name-complex="Tahoma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74pt solid #000000" style:vertical-align="top"/>
      <style:text-properties fo:color="#158466" fo:font-weight="bold" style:font-weight-asian="bold" style:font-weight-complex="bold"/>
    </style:style>
    <style:style style:name="ce16" style:family="table-cell" style:parent-style-name="Default">
      <style:table-cell-properties fo:wrap-option="wrap" fo:border="0.74pt solid #000000"/>
    </style:style>
    <style:style style:name="ce27" style:family="table-cell" style:parent-style-name="Default">
      <style:table-cell-properties fo:wrap-option="wrap" fo:border="0.74pt solid #000000" style:vertical-align="top"/>
    </style:style>
    <style:style style:name="ce17" style:family="table-cell" style:parent-style-name="Default">
      <style:table-cell-properties fo:wrap-option="wrap" fo:border="0.74pt solid #000000"/>
      <style:text-properties fo:color="#158466" fo:font-weight="bold" style:font-weight-asian="bold" style:font-weight-complex="bold"/>
    </style:style>
    <style:style style:name="ce1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cs" fo:country="CZ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Liberation Serif" fo:font-size="10pt" fo:language="cs" fo:country="CZ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none"/>
    </style:style>
    <style:style style:name="ce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="0.74pt solid #000000"/>
      <style:text-properties fo:color="#158466" fo:font-weight="bold" style:font-weight-asian="bold" style:font-weight-complex="bold"/>
    </style:style>
    <style:style style:name="ce40" style:family="table-cell" style:parent-style-name="Default">
      <style:table-cell-properties fo:border="0.74pt solid #000000" style:vertical-align="top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wrap-option="wrap" fo:border="0.74pt solid #000000" style:vertical-align="top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56" style:family="table-cell" style:parent-style-name="Default">
      <style:table-cell-properties fo:border="0.74pt solid #000000" style:vertical-align="top"/>
    </style:style>
    <style:style style:name="ce57" style:family="table-cell" style:parent-style-name="Default">
      <style:table-cell-properties fo:border="0.74pt solid #000000" style:vertical-align="middle"/>
    </style:style>
    <style:style style:name="ce58" style:family="table-cell" style:parent-style-name="Default">
      <style:table-cell-properties fo:wrap-option="wrap" fo:border="0.74pt solid #000000" style:vertical-align="middle"/>
    </style:style>
    <style:style style:name="ce30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 fo:border="none"/>
      <style:text-properties fo:color="#158466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9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jekt: Task manager 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Sada pozitivních testů – celkem 5 TC</text:p>
          </table:table-cell>
          <table:table-cell table:style-name="Default"/>
          <table:table-cell/>
          <table:table-cell table:style-name="ce38" office:value-type="string" calcext:value-type="string">
            <text:p>Přehled výsledků všech testů: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TC01:</text:p>
          </table:table-cell>
          <table:table-cell table:style-name="ce13" office:value-type="string" calcext:value-type="string">
            <text:p>Výběr 1.možnosti v hlavním menu</text:p>
          </table:table-cell>
          <table:table-cell/>
          <table:table-cell table:style-name="ce15" office:value-type="string" calcext:value-type="string">
            <text:p>Prošlo / PASS: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opis:</text:p>
          </table:table-cell>
          <table:table-cell table:style-name="ce6" office:value-type="string" calcext:value-type="string">
            <text:p>Ověření, že volba čísla 1 v hlavním menu správně spustí funkci <text:span text:style-name="T1">pridat_ukol </text:span></text:p>
          </table:table-cell>
          <table:table-cell/>
          <table:table-cell table:style-name="ce40" office:value-type="string" calcext:value-type="string">
            <text:p>Selhalo / FAIL: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stupní podmínky: </text:p>
          </table:table-cell>
          <table:table-cell table:style-name="ce29" office:value-type="string" calcext:value-type="string">
            <text:p>Program zobrazuje hlavní menu. </text:p>
          </table:table-cell>
          <table:table-cell/>
          <table:table-cell table:style-name="ce41" office:value-type="string" calcext:value-type="string">
            <text:p>Pozitivních testů celkem: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roky testu: </text:p>
          </table:table-cell>
          <table:table-cell table:style-name="ce6" office:value-type="string" calcext:value-type="string">
            <text:p>1.krok - Spusťte program. </text:p>
          </table:table-cell>
          <table:table-cell/>
          <table:table-cell table:style-name="ce25" office:value-type="string" calcext:value-type="string">
            <text:p>Prošlo / PASS:</text:p>
          </table:table-cell>
          <table:table-cell table:style-name="ce45"/>
          <table:table-cell table:number-columns-repeated="2"/>
        </table:table-row>
        <table:table-row table:style-name="ro4">
          <table:table-cell table:style-name="ce10"/>
          <table:table-cell table:style-name="ce6" office:value-type="string" calcext:value-type="string">
            <text:p>2.krok - Ověřte, že se zobrazuje hlavní menu s nabídkou voleb (např. "1 - Přidat úkol", "2 - Zobrazit úkoly" atd.). </text:p>
          </table:table-cell>
          <table:table-cell/>
          <table:table-cell table:style-name="ce40" office:value-type="string" calcext:value-type="string">
            <text:p>Selhalo / FAIL: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0"/>
          <table:table-cell table:style-name="ce29" office:value-type="string" calcext:value-type="string">
            <text:p>3.krok - Zadejte číslo 1 a potvrďte stisknutím klávesy Enter. </text:p>
          </table:table-cell>
          <table:table-cell/>
          <table:table-cell table:style-name="ce41" office:value-type="string" calcext:value-type="string">
            <text:p>Negativních testů celkem: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čekávaný výsledek: </text:p>
          </table:table-cell>
          <table:table-cell table:style-name="ce6" office:value-type="string" calcext:value-type="string">
            <text:p>Program spustí funkci <text:span text:style-name="T1">pridat_ukol()</text:span>. </text:p>
          </table:table-cell>
          <table:table-cell/>
          <table:table-cell table:style-name="ce25" office:value-type="string" calcext:value-type="string">
            <text:p>Prošlo / PASS:</text:p>
          </table:table-cell>
          <table:table-cell table:style-name="ce45"/>
          <table:table-cell table:number-columns-repeated="2"/>
        </table:table-row>
        <table:table-row table:style-name="ro4">
          <table:table-cell office:value-type="string" calcext:value-type="string">
            <text:p>Skutečný výsledek: </text:p>
          </table:table-cell>
          <table:table-cell table:style-name="ce6" office:value-type="string" calcext:value-type="string">
            <text:p>Funkce pridat_ukol() byla spuštěna a program zobrazil výzvu k zadání nového úkolu </text:p>
          </table:table-cell>
          <table:table-cell/>
          <table:table-cell table:style-name="ce40" office:value-type="string" calcext:value-type="string">
            <text:p>Selhalo / FAIL: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av: </text:p>
          </table:table-cell>
          <table:table-cell table:style-name="ce25" office:value-type="string" calcext:value-type="string">
            <text:p>PASS</text:p>
          </table:table-cell>
          <table:table-cell/>
          <table:table-cell table:style-name="ce41" office:value-type="string" calcext:value-type="string">
            <text:p>Hraničních testů celkem: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oznámky: </text:p>
          </table:table-cell>
          <table:table-cell table:style-name="ce6" office:value-type="string" calcext:value-type="string">
            <text:p>Tento případ je důležitý, protože ověřuje základní navigaci z hlavního menu a funkčnost jedné z klíčových funkcí programu. </text:p>
          </table:table-cell>
          <table:table-cell/>
          <table:table-cell table:style-name="ce25" office:value-type="string" calcext:value-type="string">
            <text:p>Prošlo / PASS: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table:style-name="Default" table:number-columns-repeated="2"/>
          <table:table-cell/>
          <table:table-cell table:style-name="ce40" office:value-type="string" calcext:value-type="string">
            <text:p>Selhalo / FAIL: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TC02:</text:p>
          </table:table-cell>
          <table:table-cell office:value-type="string" calcext:value-type="string">
            <text:p>Vložení úkolu přes funkci <text:span text:style-name="T1">pridat_ukol </text:span>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pis:</text:p>
          </table:table-cell>
          <table:table-cell office:value-type="string" calcext:value-type="string">
            <text:p>Ověření, že program skutečně je schopný přidat úkol dle popisu dané funkce.</text:p>
          </table:table-cell>
          <table:table-cell/>
          <table:table-cell table:style-name="ce53" office:value-type="string" calcext:value-type="string">
            <text:p>Jméno testera:</text:p>
          </table:table-cell>
          <table:table-cell table:style-name="ce56" office:value-type="string" calcext:value-type="string">
            <text:p>Martin Nožičk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Vstupní podmínky: </text:p>
          </table:table-cell>
          <table:table-cell office:value-type="string" calcext:value-type="string">
            <text:p>Program zobrazí nabídku „<text:span text:style-name="T1">Zadejte název úkolu:</text:span>“ a po zadání a povrzení názvu program vypíše další nabídku: „<text:span text:style-name="T1">Zadejte popis úkolu:</text:span>“</text:p>
          </table:table-cell>
          <table:table-cell/>
          <table:table-cell table:style-name="ce41" office:value-type="string" calcext:value-type="string">
            <text:p>Jméno testera na Discordu:</text:p>
          </table:table-cell>
          <table:table-cell table:style-name="ce57" office:value-type="string" calcext:value-type="string">
            <text:p>.rancoriu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Kroky testu: </text:p>
          </table:table-cell>
          <table:table-cell table:style-name="ce27" office:value-type="string" calcext:value-type="string">
            <text:p>1.krok - Po spuštění správce úkolů zvolíme první možnost nabídky přidat „Přidat nový úkol“.</text:p>
          </table:table-cell>
          <table:table-cell/>
          <table:table-cell table:style-name="ce41" office:value-type="string" calcext:value-type="string">
            <text:p>Uživatelské jméno testera na GitHubu:</text:p>
          </table:table-cell>
          <table:table-cell table:style-name="ce58" office:value-type="string" calcext:value-type="string">
            <text:p>MarNoz27</text:p>
          </table:table-cell>
          <table:table-cell table:number-columns-repeated="2"/>
        </table:table-row>
        <table:table-row table:style-name="ro5">
          <table:table-cell table:style-name="ce4"/>
          <table:table-cell office:value-type="string" calcext:value-type="string">
            <text:p>2.krok – Program zobrazí první nabídku pro vložení dat „Zadejte název úkolu:“ a zadáme např. „Palivo“ následně potvdíme stiknutím <text:span text:style-name="T1">ENTER</text:span>.</text:p>
          </table:table-cell>
          <table:table-cell/>
          <table:table-cell table:style-name="ce41" office:value-type="string" calcext:value-type="string">
            <text:p>Testovaný SW:</text:p>
          </table:table-cell>
          <table:table-cell table:style-name="ce16" office:value-type="string" calcext:value-type="string">
            <text:p>Task_Manager_nozicka.py – program napsaný v jazyce Python verze 3.13.5</text:p>
          </table:table-cell>
          <table:table-cell table:number-columns-repeated="2"/>
        </table:table-row>
        <table:table-row table:style-name="ro7">
          <table:table-cell table:style-name="ce4"/>
          <table:table-cell office:value-type="string" calcext:value-type="string">
            <text:p>3.krok – Program zobrazí druhou nabídku pro vložení dat „Zadejte popis úkolu“. Např. „Nařezat a uložit dřevěné palivo do dřevníku“ Následně potvrdíme stisknutím <text:span text:style-name="T1">ENTER</text:span>.</text:p>
          </table:table-cell>
          <table:table-cell/>
          <table:table-cell table:style-name="ce41" office:value-type="string" calcext:value-type="string">
            <text:p>Testovací nástroje:</text:p>
          </table:table-cell>
          <table:table-cell table:style-name="ce27" office:value-type="string" calcext:value-type="string">
            <text:p>Visual Studio Code vs (1.107.01), počítač s OS Windows 11 25H2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čekávaný výsledek: </text:p>
          </table:table-cell>
          <table:table-cell table:style-name="ce27" office:value-type="string" calcext:value-type="string">
            <text:p>Program vypíše potvrzení „Úkol ‚Palivo‘ byl přidán.</text:p>
          </table:table-cell>
          <table:table-cell/>
          <table:table-cell table:style-name="ce41" office:value-type="string" calcext:value-type="string">
            <text:p>Datum dokončení testů:</text:p>
          </table:table-cell>
          <table:table-cell table:style-name="ce57" office:value-type="string" calcext:value-type="string">
            <text:p>2.1 202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kutečný výsledek: </text:p>
          </table:table-cell>
          <table:table-cell office:value-type="string" calcext:value-type="string">
            <text:p>Program vypíše potvrzení „Úkol ‚Palivo‘ byl přidán a ony vstupní data uložil a zrátil se do hlavního menu.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známky: </text:p>
          </table:table-cell>
          <table:table-cell office:value-type="string" calcext:value-type="string">
            <text:p>Tento případ ověřuje, zda program funkci nejen spustí, ale také umožní vložení vstupních dat uživatele.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7" office:value-type="string" calcext:value-type="string">
            <text:p>TC03:</text:p>
          </table:table-cell>
          <table:table-cell table:style-name="ce18" office:value-type="string" calcext:value-type="string">
            <text:p>Zobrazení seznamu úkolů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pis:</text:p>
          </table:table-cell>
          <table:table-cell table:style-name="ce19" office:value-type="string" calcext:value-type="string">
            <text:p><text:span text:style-name="T2">Ověření, že volba čísla 2 v hlavním menu správně spustí funkci </text:span><text:span text:style-name="T3">zobrazit_ukoly</text:span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Vstupní podmínky: </text:p>
          </table:table-cell>
          <table:table-cell office:value-type="string" calcext:value-type="string">
            <text:p>Program po zvolení 2. možnosti <text:span text:style-name="T4">„</text:span><text:span text:style-name="T1">Zobrazit všechny úkoly</text:span>“ a po zadání této volby zobrazí výpis uložených úkolů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Kroky testu: </text:p>
          </table:table-cell>
          <table:table-cell office:value-type="string" calcext:value-type="string">
            <text:p>1.krok – na hlavním menu zvolíme možnost 2. Zobrazit všechny úkoly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čekávaný výsledek: </text:p>
          </table:table-cell>
          <table:table-cell office:value-type="string" calcext:value-type="string">
            <text:p>Program vypíše výstup seznamu s uloženými úkoly očíslený chronologicky jak byly uložené a zpět skočí na hlavní menu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kutečný výsledek: </text:p>
          </table:table-cell>
          <table:table-cell office:value-type="string" calcext:value-type="string">
            <text:p>Program vypíše uložený data ve výpisu s uloženými úkoly. Výpis je „Seznam úkolů“ „1. Palivo - Nařezat a uložit dřevěné palivo do dřevníku“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známky: </text:p>
          </table:table-cell>
          <table:table-cell office:value-type="string" calcext:value-type="string">
            <text:p>Tento případ ověřuje, zda program funkci spustí a zobrazí výpis uložených úkolů.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7" office:value-type="string" calcext:value-type="string">
            <text:p>TC04:</text:p>
          </table:table-cell>
          <table:table-cell table:style-name="ce6" office:value-type="string" calcext:value-type="string">
            <text:p>Odstranění úkolu s výpisem seznamu úkolů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pis:</text:p>
          </table:table-cell>
          <table:table-cell table:style-name="ce19" office:value-type="string" calcext:value-type="string">
            <text:p>Ověření, že volba číslo 3 v hlavním menu správně spustí funkci odstranit úkol a zobrazí uložené úkoly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Vstupní podmínky: </text:p>
          </table:table-cell>
          <table:table-cell office:value-type="string" calcext:value-type="string">
            <text:p>Program po zvolení 3.možnosti vypíše uživateli seznam uložených úkolů každý s vlastním číslem s které umožní volbu k odstranění daného úkol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roky testu: </text:p>
          </table:table-cell>
          <table:table-cell table:style-name="ce6" office:value-type="string" calcext:value-type="string">
            <text:p>1.krok – v menu zvolte 3. 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2.krok - Ověříme, že vidíte seznam uložených úkolů.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3.krok - zadejte číslo 1 a potvrďte klávesou <text:span text:style-name="T1">ENTER</text:span>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čekávaný výsledek: </text:p>
          </table:table-cell>
          <table:table-cell table:style-name="ce6" office:value-type="string" calcext:value-type="string">
            <text:p>Úkol zmizí ze seznamu a program vypíše potvrzení o smazání a program skočí zpět do hlavního menu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kutečný výsledek: </text:p>
          </table:table-cell>
          <table:table-cell table:style-name="ce29" office:value-type="string" calcext:value-type="string">
            <text:p>Program provede smazání zvoleného úkolu, zobrazí potvrzení o smazání a skočí zpět do hlavního men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známky: </text:p>
          </table:table-cell>
          <table:table-cell office:value-type="string" calcext:value-type="string">
            <text:p>Tento případ ozkouší, zda program úspěšně provede odstranění zvoleného úkolu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7" office:value-type="string" calcext:value-type="string">
            <text:p>TC05:</text:p>
          </table:table-cell>
          <table:table-cell office:value-type="string" calcext:value-type="string">
            <text:p>Ukončení programu přes nabídku menu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pis:</text:p>
          </table:table-cell>
          <table:table-cell table:style-name="ce6" office:value-type="string" calcext:value-type="string">
            <text:p>Program běží a zobrazuje hlavní menu. <text:s/>Umožní uživateli volbu pro vypnutí program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stupní podmínky: </text:p>
          </table:table-cell>
          <table:table-cell office:value-type="string" calcext:value-type="string">
            <text:p>Program běží a zobrazuje hlavní menu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Kroky testu: </text:p>
          </table:table-cell>
          <table:table-cell office:value-type="string" calcext:value-type="string">
            <text:p>1. krok – Do výzvy k výběru možnosti zadejte číslo 4. a potvrďte stisknutím klávesy <text:span text:style-name="T1">ENTER</text:span>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čekávaný výsledek: </text:p>
          </table:table-cell>
          <table:table-cell office:value-type="string" calcext:value-type="string">
            <text:p>Program vypíše potvrzení o ukončení a přestane běžet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kutečný výsledek: </text:p>
          </table:table-cell>
          <table:table-cell office:value-type="string" calcext:value-type="string">
            <text:p>Program vypsal „K<text:span text:style-name="T1">onec programu</text:span>.“ a proces byl ukončen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oznámky: </text:p>
          </table:table-cell>
          <table:table-cell office:value-type="string" calcext:value-type="string">
            <text:p>Důležité pro bezpečné ukončení aplikace bez nutnosti nestandardního vypnutí jako zavření okna či užití klávesové zkratky <text:span text:style-name="T1">Ctrl + C</text:span>.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Sada negativních testů – celkem 6 TC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/>
          <table:table-cell table:style-name="Default"/>
          <table:table-cell table:number-columns-repeated="5"/>
        </table:table-row>
        <table:table-row table:style-name="ro3">
          <table:table-cell table:style-name="ce7" office:value-type="string" calcext:value-type="string">
            <text:p>TC06:</text:p>
          </table:table-cell>
          <table:table-cell office:value-type="string" calcext:value-type="string">
            <text:p>Neplatný výběr v hlavním menu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pis:</text:p>
          </table:table-cell>
          <table:table-cell office:value-type="string" calcext:value-type="string">
            <text:p>Ověření, že program nespadne po zadání neplatného vstupu v hlavnim men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stupní podmínky: </text:p>
          </table:table-cell>
          <table:table-cell office:value-type="string" calcext:value-type="string">
            <text:p>Program je v řežimu <text:span text:style-name="T1">Správce úkolů – Hlavní menu</text:span>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Kroky testu: </text:p>
          </table:table-cell>
          <table:table-cell office:value-type="string" calcext:value-type="string">
            <text:p>1.krok – při výběru „<text:span text:style-name="T1">Vyberte možnost (1-4):“</text:span> zadáme 123bc a stiskneme klávesu <text:span text:style-name="T1">ENTER</text:span>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čekávaný výsledek: </text:p>
          </table:table-cell>
          <table:table-cell office:value-type="string" calcext:value-type="string">
            <text:p>Program zobrazí hlášení o neplatném vstupu a vyzve uživatele k platné volbě. A skočí zpět na Hlavní menu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kutečný výsledek: </text:p>
          </table:table-cell>
          <table:table-cell office:value-type="string" calcext:value-type="string">
            <text:p>Program vypíše chybové hlášení „<text:span text:style-name="T1">Chyba: Zadejte prosím číslo od 1 do 4.</text:span>“ a skočí zpět na hlavní men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známky: </text:p>
          </table:table-cell>
          <table:table-cell office:value-type="string" calcext:value-type="string">
            <text:p>Teto případ ověří, zda program nespadne i po neplatném vstupu a vybídne uživatele k platné volbě.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7" office:value-type="string" calcext:value-type="string">
            <text:p>TC07:</text:p>
          </table:table-cell>
          <table:table-cell table:style-name="ce6" office:value-type="string" calcext:value-type="string">
            <text:p>Prázdný <text:span text:style-name="T1">název úkolu</text:span> 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pis:</text:p>
          </table:table-cell>
          <table:table-cell table:style-name="ce6" office:value-type="string" calcext:value-type="string">
            <text:p>Ověření, že program nepovolí vytvořit název úkolu bez vypsání jakéhokoliv znak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stupní podmínky: </text:p>
          </table:table-cell>
          <table:table-cell office:value-type="string" calcext:value-type="string">
            <text:p>Program je v režimu „<text:span text:style-name="T1">Zadejte název úkolu</text:span>“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Kroky testu: </text:p>
          </table:table-cell>
          <table:table-cell office:value-type="string" calcext:value-type="string">
            <text:p>1.krok – při zadání názvu nenapíšeme žádný znak, nebo mezeru, ale pouze stikneme klávesu ENTER. (prázdný vstup)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čekávaný výsledek: </text:p>
          </table:table-cell>
          <table:table-cell table:style-name="ce6" office:value-type="string" calcext:value-type="string">
            <text:p>Program zobrazí chybové hlášení a nepustí uživatele dále, dokud nevyplní <text:span text:style-name="T5">název</text:span> úkolu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kutečný výsledek: </text:p>
          </table:table-cell>
          <table:table-cell office:value-type="string" calcext:value-type="string">
            <text:p>Program vypíše chybové hlášení „<text:span text:style-name="T1">Chyba! Název úkolu nesmí být prázdný!</text:span>“ a opakuje výzvu k zadání názv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známky: </text:p>
          </table:table-cell>
          <table:table-cell office:value-type="string" calcext:value-type="string">
            <text:p>Potřebné pro zjištění, zda program při prázdném vstupu zastaví uživatele a nespadne.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7" office:value-type="string" calcext:value-type="string">
            <text:p>TC08:</text:p>
          </table:table-cell>
          <table:table-cell table:style-name="ce6" office:value-type="string" calcext:value-type="string">
            <text:p>Prázdný <text:span text:style-name="T1">popis úkolu </text:span>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pis:</text:p>
          </table:table-cell>
          <table:table-cell table:style-name="ce6" office:value-type="string" calcext:value-type="string">
            <text:p>Ověření, že program nepovolí vložení popisu úkolu bez vypsání jakéhokoliv znak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stupní podmínky: </text:p>
          </table:table-cell>
          <table:table-cell office:value-type="string" calcext:value-type="string">
            <text:p>Program je v režimu „<text:span text:style-name="T1">Zadejte popis úkolu</text:span>“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Kroky testu: </text:p>
          </table:table-cell>
          <table:table-cell office:value-type="string" calcext:value-type="string">
            <text:p>1.krok – při zadání popisu nenapíšeme žádný znak, nebo mezeru, ale pouze stiskneme klávesu <text:span text:style-name="T1">ENTER</text:span>. (prázdný vstup)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čekávaný výsledek: </text:p>
          </table:table-cell>
          <table:table-cell table:style-name="ce6" office:value-type="string" calcext:value-type="string">
            <text:p>Program zobrazí chybové hlášení a nepustí uživatele dále, dokud nevyplní <text:span text:style-name="T5">popis</text:span> úkolu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kutečný výsledek: </text:p>
          </table:table-cell>
          <table:table-cell office:value-type="string" calcext:value-type="string">
            <text:p>Program vypíše chybové hlášení „<text:span text:style-name="T1">Chyba! Popis úlkolu nesmí být prázdný!</text:span>“ a opakuje výzvu k zadání názv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známky: </text:p>
          </table:table-cell>
          <table:table-cell office:value-type="string" calcext:value-type="string">
            <text:p>Potřebné pro zjištění, zda program při prázdném vstupu zastaví uživatele a nespadne.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>
            <text:p>TC09:</text:p>
          </table:table-cell>
          <table:table-cell table:style-name="ce6" office:value-type="string" calcext:value-type="string">
            <text:p>Pokus o <text:span text:style-name="T1">smazání neexistujícího úkolu</text:span> (neexistující číslo úkolu v seznamu)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pis:</text:p>
          </table:table-cell>
          <table:table-cell office:value-type="string" calcext:value-type="string">
            <text:p>Ověření reakce programu na zadání čísla, které není v seznamu uložených úloh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stupní podmínky: </text:p>
          </table:table-cell>
          <table:table-cell office:value-type="string" calcext:value-type="string">
            <text:p>V seznamu jsou uložené 3 úkoly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Kroky testu: </text:p>
          </table:table-cell>
          <table:table-cell office:value-type="string" calcext:value-type="string">
            <text:p>1.krok – V hlavním menu zvolíme 3. možnost – Odstranit úkol.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2.krok – zvolíme číslo 7 a povrdíme klávesou <text:span text:style-name="T1">ENTER</text:span>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čekávaný výsledek: </text:p>
          </table:table-cell>
          <table:table-cell office:value-type="string" calcext:value-type="string">
            <text:p>Program má vypsat upozornění, že číslo s takovým úkolem neexistuje a nespadne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kutečný výsledek: </text:p>
          </table:table-cell>
          <table:table-cell office:value-type="string" calcext:value-type="string">
            <text:p>Program vypsal chybové hlášení: „Upozornění! Zadal jste číslo neexistujícího úkolu“. Zároveň skočí zpět na hlavní men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známky: </text:p>
          </table:table-cell>
          <table:table-cell office:value-type="string" calcext:value-type="string">
            <text:p>Tento případ ověří, zda si program hlídá skutečný obsah seznamu a uporozní na neexistující index.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>
            <text:p>TC10:</text:p>
          </table:table-cell>
          <table:table-cell office:value-type="string" calcext:value-type="string">
            <text:p>Text místo čísla ve volbě mazání (3.možnost v hlavním menu)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pis:</text:p>
          </table:table-cell>
          <table:table-cell office:value-type="string" calcext:value-type="string">
            <text:p>Ozkoušení, zda program zůstane funkční i při neočekávaném vstupu textu místo čísla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Vstupní podmínky: </text:p>
          </table:table-cell>
          <table:table-cell office:value-type="string" calcext:value-type="string">
            <text:p>Aktivní volba č.3 „<text:span text:style-name="T1">Odstranit úkol</text:span>“ a vypsaným seznamem uložených úkolů, pokud jsou nějaké uložené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Kroky testu: </text:p>
          </table:table-cell>
          <table:table-cell office:value-type="string" calcext:value-type="string">
            <text:p>1. krok – zadáme do terminálu místo čísla text ‚<text:span text:style-name="T1">ahoj</text:span>‘ a stiskneme klávesu <text:span text:style-name="T1">ENTER</text:span>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čekávaný výsledek: </text:p>
          </table:table-cell>
          <table:table-cell office:value-type="string" calcext:value-type="string">
            <text:p>Program upozorní uživatele na neplatný vstup a vyzve k zadání platného čísla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kutečný výsledek: </text:p>
          </table:table-cell>
          <table:table-cell office:value-type="string" calcext:value-type="string">
            <text:p>Program vypíše chybové hlášení „Chyba! Zadejte platné číslo.“ a vrátí se do hlavního men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oznámky: </text:p>
          </table:table-cell>
          <table:table-cell office:value-type="string" calcext:value-type="string">
            <text:p>Ověření stability programu při neplatném vstupu uživatele při mazání úkolů kdy např. dojde k překliku na klávesnici.</text:p>
          </table:table-cell>
          <table:table-cell table:number-columns-repeated="5"/>
        </table:table-row>
        <table:table-row table:style-name="ro8">
          <table:table-cell table:style-name="ce31"/>
          <table:table-cell table:style-name="ce33"/>
          <table:table-cell table:number-columns-repeated="5"/>
        </table:table-row>
        <table:table-row table:style-name="ro3">
          <table:table-cell table:style-name="ce7" office:value-type="string" calcext:value-type="string">
            <text:p>TC11:</text:p>
          </table:table-cell>
          <table:table-cell office:value-type="string" calcext:value-type="string">
            <text:p>Vypsání textu do nabídky „Hlavní menu“ místo čísl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pis:</text:p>
          </table:table-cell>
          <table:table-cell office:value-type="string" calcext:value-type="string">
            <text:p>Ověření, zda program poběží i po zadání neplatného vstupu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Vstupní podmínky: </text:p>
          </table:table-cell>
          <table:table-cell office:value-type="string" calcext:value-type="string">
            <text:p>Aktivní nabídka „Hlavní menu“, kdy program vypíše všechny volby. (1.Přidat nový úkol, 2.Zobrazit všechny úkoly atd…)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Kroky testu: </text:p>
          </table:table-cell>
          <table:table-cell office:value-type="string" calcext:value-type="string">
            <text:p>1. krok – zadáme do terminálu místo čísla text ‚<text:span text:style-name="T1">ahoj</text:span>‘ a stiskneme klávesu <text:span text:style-name="T1">ENTER</text:span>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čekávaný výsledek: </text:p>
          </table:table-cell>
          <table:table-cell office:value-type="string" calcext:value-type="string">
            <text:p>Program upozorní uživatele na neplatný vstup a vyzve k zadání platného čísla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kutečný výsledek: </text:p>
          </table:table-cell>
          <table:table-cell office:value-type="string" calcext:value-type="string">
            <text:p>Program vypíše chybové hlášení „Chyba: Zadejte prosím číslo od 1 do 4.“ a skočí zpět na hlavní men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známky: </text:p>
          </table:table-cell>
          <table:table-cell office:value-type="string" calcext:value-type="string">
            <text:p>Tímto případem si ověříme, že program nespadne i při neplatné volbě uživatele.</text:p>
          </table:table-cell>
          <table:table-cell table:number-columns-repeated="5"/>
        </table:table-row>
        <table:table-row table:style-name="ro3">
          <table:table-cell table:style-name="ce31"/>
          <table:table-cell table:style-name="ce33"/>
          <table:table-cell table:number-columns-repeated="5"/>
        </table:table-row>
        <table:table-row table:style-name="ro8">
          <table:table-cell table:style-name="ce2" office:value-type="string" calcext:value-type="string">
            <text:p>Sada hraničních testů – celkem 2.TC</text:p>
          </table:table-cell>
          <table:table-cell table:style-name="Default"/>
          <table:table-cell table:number-columns-repeated="3"/>
          <table:table-cell table:style-name="ce30"/>
          <table:table-cell table:style-name="ce32"/>
        </table:table-row>
        <table:table-row table:style-name="ro8">
          <table:table-cell table:style-name="Default" table:number-columns-repeated="2"/>
          <table:table-cell table:number-columns-repeated="3"/>
          <table:table-cell table:style-name="ce30"/>
          <table:table-cell table:style-name="ce32"/>
        </table:table-row>
        <table:table-row table:style-name="ro3">
          <table:table-cell table:style-name="ce7" office:value-type="string" calcext:value-type="string">
            <text:p>TC12:</text:p>
          </table:table-cell>
          <table:table-cell office:value-type="string" calcext:value-type="string">
            <text:p>Prázdný seznam při volbě mazání.</text:p>
          </table:table-cell>
          <table:table-cell table:number-columns-repeated="3"/>
          <table:table-cell table:style-name="ce31"/>
          <table:table-cell table:style-name="ce32"/>
        </table:table-row>
        <table:table-row table:style-name="ro4">
          <table:table-cell office:value-type="string" calcext:value-type="string">
            <text:p>Popis:</text:p>
          </table:table-cell>
          <table:table-cell office:value-type="string" calcext:value-type="string">
            <text:p>Zkouška, zda program zobrazí prázdný seznam bez pádu programu.</text:p>
          </table:table-cell>
          <table:table-cell table:number-columns-repeated="3"/>
          <table:table-cell table:style-name="ce31"/>
          <table:table-cell table:style-name="ce33"/>
        </table:table-row>
        <table:table-row table:style-name="ro3">
          <table:table-cell office:value-type="string" calcext:value-type="string">
            <text:p>Vstupní podmínky: </text:p>
          </table:table-cell>
          <table:table-cell office:value-type="string" calcext:value-type="string">
            <text:p>Aktivní hlavní nabídka „Správce úkolů – Hlavní menu“.</text:p>
          </table:table-cell>
          <table:table-cell table:number-columns-repeated="3"/>
          <table:table-cell table:style-name="ce31"/>
          <table:table-cell table:style-name="ce32"/>
        </table:table-row>
        <table:table-row table:style-name="ro4">
          <table:table-cell office:value-type="string" calcext:value-type="string">
            <text:p>Kroky testu: </text:p>
          </table:table-cell>
          <table:table-cell office:value-type="string" calcext:value-type="string">
            <text:p>1.krok – V nabídce hlavního menu zvolíme možnost 3. Odstranit úkol.</text:p>
          </table:table-cell>
          <table:table-cell table:number-columns-repeated="3"/>
          <table:table-cell table:style-name="ce31"/>
          <table:table-cell table:style-name="ce32"/>
        </table:table-row>
        <table:table-row table:style-name="ro4">
          <table:table-cell office:value-type="string" calcext:value-type="string">
            <text:p>Očekávaný výsledek: </text:p>
          </table:table-cell>
          <table:table-cell office:value-type="string" calcext:value-type="string">
            <text:p>Vypíše se popis „<text:span text:style-name="T1">Seznam úkolů:</text:span>“ pod kterým není zapsán žádný uložený úkol.</text:p>
          </table:table-cell>
          <table:table-cell table:number-columns-repeated="3"/>
          <table:table-cell table:style-name="ce31"/>
          <table:table-cell table:style-name="ce32"/>
        </table:table-row>
        <table:table-row table:style-name="ro4">
          <table:table-cell office:value-type="string" calcext:value-type="string">
            <text:p>Skutečný výsledek: </text:p>
          </table:table-cell>
          <table:table-cell office:value-type="string" calcext:value-type="string">
            <text:p>Program vypíše prázdný seznam úkolů a čeká na další krok uživatele.</text:p>
          </table:table-cell>
          <table:table-cell table:number-columns-repeated="3"/>
          <table:table-cell table:style-name="ce31"/>
          <table:table-cell table:style-name="ce34"/>
        </table:table-row>
        <table:table-row table:style-name="ro3">
          <table:table-cell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3"/>
          <table:table-cell table:style-name="ce31"/>
          <table:table-cell table:style-name="ce32"/>
        </table:table-row>
        <table:table-row table:style-name="ro4">
          <table:table-cell office:value-type="string" calcext:value-type="string">
            <text:p>Poznámky: </text:p>
          </table:table-cell>
          <table:table-cell office:value-type="string" calcext:value-type="string">
            <text:p>Ověření stability programu, kdy má zobrazit prázdný seznam úkolů ve funkci <text:span text:style-name="T1">odstranit_ukol()</text:span>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>
            <text:p>TC13:</text:p>
          </table:table-cell>
          <table:table-cell office:value-type="string" calcext:value-type="string">
            <text:p>Zobrazení prázdného seznamu v 2. volbě hlavního menu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opis:</text:p>
          </table:table-cell>
          <table:table-cell office:value-type="string" calcext:value-type="string">
            <text:p>Zkouška, zda program zobrazí prázdný seznam úkolů bez pádu program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stupní podmínky: </text:p>
          </table:table-cell>
          <table:table-cell office:value-type="string" calcext:value-type="string">
            <text:p>Aktivní hlavní nabídka „<text:span text:style-name="T1">Správce úkolů</text:span> – Hlavní menu“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Kroky testu: </text:p>
          </table:table-cell>
          <table:table-cell office:value-type="string" calcext:value-type="string">
            <text:p>1. krok – V nabídce hlavního menu zvolíme možnost 2. Zobrazit všechny úkoly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čekávaný výsledek: </text:p>
          </table:table-cell>
          <table:table-cell office:value-type="string" calcext:value-type="string">
            <text:p>Program vypíše prázdný seznam úkolů a vrátí se zpět na hlavní menu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kutečný výsledek: </text:p>
          </table:table-cell>
          <table:table-cell office:value-type="string" calcext:value-type="string">
            <text:p>Program vypíše prázdný seznam s výpisem: „<text:span text:style-name="T1">Seznam úkolů</text:span>:“ bez dalších dat a vrátí se zpět do nabídky hlavní menu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v: </text:p>
          </table:table-cell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oznámky: </text:p>
          </table:table-cell>
          <table:table-cell office:value-type="string" calcext:value-type="string">
            <text:p>Ověření, zda program zobrazí prázdný seznam úkolů, i když žádná data dosud nebyla vložena, či byla všechna smazána. Ozkoušení funkce<text:span text:style-name="T1"> zobrazit_ukoly()</text:span></text:p>
          </table:table-cell>
          <table:table-cell table:number-columns-repeated="5"/>
        </table:table-row>
        <table:table-row table:style-name="ro6" table:number-rows-repeated="17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Default"/>
          <table:table-cell office:value-type="string" calcext:value-type="string">
            <text:p>Text místo čísla ve volbě mazání (3.možnost v hlavním menu)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string" calcext:value-type="string">
            <text:p>Ozkoušení, zda program zůstane funkční i při neočekávaném vstupu textu místo čísla.</text:p>
          </table:table-cell>
          <table:table-cell table:number-columns-repeated="5"/>
        </table:table-row>
        <table:table-row table:style-name="ro5">
          <table:table-cell table:style-name="Default"/>
          <table:table-cell office:value-type="string" calcext:value-type="string">
            <text:p>Aktivní volba č.3 „<text:span text:style-name="T1">Odstranit úkol</text:span>“ a vypsaným seznamem uložených úkolů, pokud jsou nějaké uložené.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string" calcext:value-type="string">
            <text:p>1. krok – zadáme do terminálu místo čísla text ‚<text:span text:style-name="T1">ahoj</text:span>‘ a stiskneme klávesu <text:span text:style-name="T1">ENTER</text:span>.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string" calcext:value-type="string">
            <text:p>Program upozorní uživatele na neplatný vstup a vyzve k zadání platného čísla.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string" calcext:value-type="string">
            <text:p>Program vypíše chybové hlášení „Chyba! Zadejte platné číslo.“ a vrátí se do hlavního menu.</text:p>
          </table:table-cell>
          <table:table-cell table:number-columns-repeated="5"/>
        </table:table-row>
        <table:table-row table:style-name="ro6">
          <table:table-cell table:style-name="Default"/>
          <table:table-cell table:style-name="ce17" office:value-type="string" calcext:value-type="string">
            <text:p>PASS</text:p>
          </table:table-cell>
          <table:table-cell table:number-columns-repeated="5"/>
        </table:table-row>
        <table:table-row table:style-name="ro5">
          <table:table-cell table:style-name="Default"/>
          <table:table-cell office:value-type="string" calcext:value-type="string">
            <text:p>Ověření stability programu při neplatném vstupu uživatele při mazání úkolů kdy např. dojde k překliku na klávesnici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.00.0000</text:date>, <text:time style:data-style-name="N2" text:time-value="18:50:38.2440067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8T20:45:42.105055400</meta:creation-date>
    <dc:date>2026-01-02T18:54:34.146465100</dc:date>
    <meta:editing-duration>PT4H31M29S</meta:editing-duration>
    <meta:editing-cycles>9</meta:editing-cycles>
    <meta:generator>LibreOffice/25.8.3.2$Windows_X86_64 LibreOffice_project/8ca8d55c161d602844f5428fa4b58097424e324e</meta:generator>
    <meta:document-statistic meta:table-count="1" meta:cell-count="260" meta:object-count="0"/>
  </office:meta>
</office:document-meta>
</file>